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0d0f4" officeooo:paragraph-rsid="00038113"/>
    </style:style>
    <style:style style:name="P2" style:family="paragraph" style:parent-style-name="Standard">
      <style:text-properties style:font-name="Ubuntu" officeooo:rsid="00038113" officeooo:paragraph-rsid="00038113"/>
    </style:style>
    <style:style style:name="P3" style:family="paragraph" style:parent-style-name="Standard">
      <style:text-properties style:font-name="Ubuntu" officeooo:rsid="0006f08b" officeooo:paragraph-rsid="0006f08b"/>
    </style:style>
    <style:style style:name="P4" style:family="paragraph" style:parent-style-name="Standard">
      <style:text-properties style:font-name="Ubuntu" officeooo:paragraph-rsid="00055bda"/>
    </style:style>
    <style:style style:name="P5" style:family="paragraph" style:parent-style-name="Heading_20_3">
      <style:text-properties style:font-name="Ubuntu"/>
    </style:style>
    <style:style style:name="P6" style:family="paragraph" style:parent-style-name="Standard">
      <style:text-properties style:font-name="Ubuntu" officeooo:rsid="00038113" officeooo:paragraph-rsid="00055bda"/>
    </style:style>
    <style:style style:name="P7" style:family="paragraph" style:parent-style-name="Standard" style:list-style-name="L1">
      <style:text-properties style:font-name="Ubuntu" officeooo:rsid="00038113" officeooo:paragraph-rsid="00055bda"/>
    </style:style>
    <style:style style:name="P8" style:family="paragraph" style:parent-style-name="Standard" style:list-style-name="L1">
      <style:text-properties style:font-name="Ubuntu" officeooo:rsid="00038113" officeooo:paragraph-rsid="00038113"/>
    </style:style>
    <style:style style:name="P9" style:family="paragraph" style:parent-style-name="Standard" style:list-style-name="L1">
      <style:text-properties style:font-name="Ubuntu" officeooo:rsid="00055bda" officeooo:paragraph-rsid="00055bda"/>
    </style:style>
    <style:style style:name="P10" style:family="paragraph" style:parent-style-name="Standard">
      <style:text-properties style:font-name="Ubuntu" officeooo:rsid="00055bda" officeooo:paragraph-rsid="000789c7"/>
    </style:style>
    <style:style style:name="P11" style:family="paragraph" style:parent-style-name="Standard" style:list-style-name="L1">
      <style:text-properties style:font-name="Ubuntu" officeooo:rsid="0000d0f4" officeooo:paragraph-rsid="00055bda"/>
    </style:style>
    <style:style style:name="P12" style:family="paragraph" style:parent-style-name="Standard" style:list-style-name="L1">
      <style:text-properties style:font-name="Ubuntu" officeooo:rsid="0000d0f4" officeooo:paragraph-rsid="0000d0f4"/>
    </style:style>
    <style:style style:name="P13" style:family="paragraph" style:parent-style-name="Standard" style:list-style-name="L1">
      <style:text-properties style:font-name="Ubuntu" officeooo:rsid="0000d0f4" officeooo:paragraph-rsid="00038113"/>
    </style:style>
    <style:style style:name="P14" style:family="paragraph" style:parent-style-name="Standard" style:list-style-name="L1">
      <style:text-properties style:font-name="Ubuntu" officeooo:rsid="0006f08b" officeooo:paragraph-rsid="0006f08b"/>
    </style:style>
    <style:style style:name="P15" style:family="paragraph" style:parent-style-name="Standard" style:list-style-name="L1">
      <style:text-properties style:font-name="Ubuntu" officeooo:rsid="000789c7" officeooo:paragraph-rsid="000789c7"/>
    </style:style>
    <style:style style:name="P16" style:family="paragraph" style:parent-style-name="Standard">
      <style:text-properties style:font-name="Ubuntu" officeooo:rsid="000789c7" officeooo:paragraph-rsid="000789c7"/>
    </style:style>
    <style:style style:name="P17" style:family="paragraph" style:parent-style-name="Standard" style:list-style-name="L1">
      <style:text-properties officeooo:paragraph-rsid="000789c7"/>
    </style:style>
    <style:style style:name="T1" style:family="text">
      <style:text-properties officeooo:rsid="0002bd48"/>
    </style:style>
    <style:style style:name="T2" style:family="text">
      <style:text-properties officeooo:rsid="00038113"/>
    </style:style>
    <style:style style:name="T3" style:family="text">
      <style:text-properties officeooo:rsid="00055bda"/>
    </style:style>
    <style:style style:name="T4" style:family="text">
      <style:text-properties style:text-position="super 58%" officeooo:rsid="00055bda"/>
    </style:style>
    <style:style style:name="T5" style:family="text">
      <style:text-properties officeooo:rsid="0006f08b"/>
    </style:style>
    <style:style style:name="T6" style:family="text">
      <style:text-properties style:font-name="Ubuntu" officeooo:rsid="000789c7"/>
    </style:style>
    <style:style style:name="T7" style:family="text">
      <style:text-properties style:font-name="Ubuntu"/>
    </style:style>
    <style:style style:name="T8" style:family="text">
      <style:text-properties style:font-name="Ubuntu" officeooo:rsid="000789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Gossops Green Primary School – <text:span text:style-name="T3">Reflections on 9</text:span><text:span text:style-name="T4">th</text:span><text:span text:style-name="T3"> &amp; 10</text:span><text:span text:style-name="T4">th</text:span><text:span text:style-name="T3"> Jan 2020.</text:span></text:h>
      <text:p text:style-name="P4"/>
      <text:p text:style-name="P6">Teacher: L Ginnella <text:tab/><text:tab/>Year 6 Lead</text:p>
      <text:p text:style-name="P1"/>
      <text:list xml:id="list4108296428" text:style-name="L1">
        <text:list-item>
          <text:p text:style-name="P7">High expectation of silent arrival in class and completion of the starter activity on the board involving English and Maths</text:p>
          <text:p text:style-name="P9"/>
        </text:list-item>
        <text:list-item>
          <text:p text:style-name="P9">WALT We Are Learning Today - <text:span text:style-name="T2">“</text:span>Solve problems involving fractions, decimals and percentages”</text:p>
          <text:p text:style-name="P7"/>
        </text:list-item>
        <text:list-item>
          <text:p text:style-name="P7"><text:span text:style-name="T3">Classr</text:span>oom very well prepared</text:p>
          <text:p text:style-name="P7"/>
        </text:list-item>
        <text:list-item>
          <text:p text:style-name="P7">Low voice used in a number of tones, <text:span text:style-name="T3">every name used every time </text:span></text:p>
          <text:p text:style-name="P7"/>
        </text:list-item>
        <text:list-item>
          <text:p text:style-name="P9">Register, “Good morning Conner”, reply “Morning”</text:p>
          <text:p text:style-name="P7"/>
        </text:list-item>
        <text:list-item>
          <text:p text:style-name="P9">21 pupils</text:p>
          <text:p text:style-name="P9"/>
        </text:list-item>
        <text:list-item>
          <text:p text:style-name="P9">All on time, all in uniform</text:p>
          <text:p text:style-name="P9"/>
        </text:list-item>
        <text:list-item>
          <text:p text:style-name="P11">People talking as they were coming in were asked to leave, straight away and re-enter</text:p>
          <text:p text:style-name="P9"/>
        </text:list-item>
        <text:list-item>
          <text:p text:style-name="P9">Classroom decorated, but no overly so</text:p>
        </text:list-item>
      </text:list>
      <text:p text:style-name="P16"/>
      <text:list xml:id="list175439177224871" text:continue-numbering="true" text:style-name="L1">
        <text:list-item>
          <text:p text:style-name="P15">Hands up approach, got a good buzz going</text:p>
          <text:p text:style-name="P15"/>
        </text:list-item>
        <text:list-item>
          <text:p text:style-name="P17"><text:span text:style-name="T6">Kids </text:span><text:span text:style-name="T6">loved the maths problems, </text:span><text:span text:style-name="T7">especially </text:span><text:span text:style-name="T6">the one that challenged their ability.</text:span></text:p>
        </text:list-item>
      </text:list>
      <text:p text:style-name="P10"/>
      <text:list xml:id="list175439583016682" text:continue-numbering="true" text:style-name="L1">
        <text:list-item>
          <text:p text:style-name="P9">Silent assembly on British Values – politeness, democracy, individual liberty, mutual respect and the rule of law</text:p>
          <text:p text:style-name="P7"><text:s/></text:p>
        </text:list-item>
        <text:list-item>
          <text:p text:style-name="P12">Reading to the whole class <text:span text:style-name="T3">and students reading aloud. </text:span>“Beautiful reading Rosie, well done, house point!”</text:p>
          <text:p text:style-name="P11"/>
        </text:list-item>
        <text:list-item>
          <text:p text:style-name="P11">Opportunities for reading <text:span text:style-name="T3">alone </text:span>at quiet time</text:p>
          <text:p text:style-name="P12"/>
        </text:list-item>
        <text:list-item>
          <text:p text:style-name="P12">Zero tolerance of poor behaviour <text:span text:style-name="T3">very low tolerance of noise / talking </text:span></text:p>
          <text:p text:style-name="P13"/>
        </text:list-item>
        <text:list-item>
          <text:p text:style-name="P13">Classroom as organism, all the children being given <text:span text:style-name="T1">responsibility. Pupils encouraged to fetch things for themselves rather than ask.</text:span></text:p>
          <text:p text:style-name="P8"/>
        </text:list-item>
        <text:list-item>
          <text:p text:style-name="P8">Care about left-handed scissors</text:p>
          <text:p text:style-name="P8"/>
        </text:list-item>
        <text:list-item>
          <text:p text:style-name="P8">Clap of hands pattern to silence clas<text:span text:style-name="T5">s</text:span></text:p>
        </text:list-item>
      </text:list>
      <text:p text:style-name="P2"/>
      <text:list xml:id="list175439616037351" text:continue-numbering="true" text:style-name="L1">
        <text:list-item>
          <text:p text:style-name="P14">See also – Secondary Computing Evidence portfolio blog. </text:p>
          <text:list>
            <text:list-item>
              <text:p text:style-name="P14">Section in file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4T16:46:33.680231068</meta:creation-date>
    <dc:date>2020-01-14T17:54:38.847424555</dc:date>
    <meta:editing-duration>PT9M41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37" meta:word-count="248" meta:character-count="1375" meta:non-whitespace-character-count="1175"/>
  </office:meta>
</office:document-meta>
</file>